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bd6e9"/>
    </style:style>
    <style:style style:name="P2" style:family="paragraph" style:parent-style-name="Standard">
      <style:paragraph-properties fo:text-align="justify" style:justify-single-word="false"/>
      <style:text-properties officeooo:paragraph-rsid="001cd2be"/>
    </style:style>
    <style:style style:name="P3" style:family="paragraph" style:parent-style-name="Standard">
      <style:paragraph-properties fo:text-align="justify" style:justify-single-word="false"/>
      <style:text-properties officeooo:paragraph-rsid="002d1985"/>
    </style:style>
    <style:style style:name="P4" style:family="paragraph" style:parent-style-name="Standard">
      <style:paragraph-properties fo:text-align="justify" style:justify-single-word="false"/>
      <style:text-properties officeooo:paragraph-rsid="003130f0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bd6e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paragraph-rsid="001bd6e9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paragraph-rsid="002d1985" style:font-weight-asian="bold" style:font-weight-complex="bold"/>
    </style:style>
    <style:style style:name="P8" style:family="paragraph" style:parent-style-name="Standard">
      <style:text-properties officeooo:paragraph-rsid="001bd6e9"/>
    </style:style>
    <style:style style:name="P9" style:family="paragraph" style:parent-style-name="Standard">
      <style:paragraph-properties fo:text-align="justify" style:justify-single-word="false"/>
      <style:text-properties fo:font-style="italic" fo:font-weight="bold" officeooo:paragraph-rsid="001c5748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italic" fo:font-weight="bold" officeooo:paragraph-rsid="001c9038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italic" fo:font-weight="bold" officeooo:paragraph-rsid="001e0085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tyle="italic" fo:font-weight="bold" officeooo:paragraph-rsid="002d1985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tyle="italic" fo:font-weight="bold" officeooo:paragraph-rsid="003130f0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tyle="italic" officeooo:paragraph-rsid="001cd2be" style:font-style-asian="italic" style:font-style-complex="italic"/>
    </style:style>
    <style:style style:name="P15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209ae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23df70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249aee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57b30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68952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8563b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a1646" style:font-style-asian="italic" style:font-weight-asian="bold" style:font-style-complex="italic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style="italic" style:text-underline-style="none" fo:font-weight="bold" officeooo:rsid="00257b30" officeooo:paragraph-rsid="002b3227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style="normal" fo:font-weight="normal" officeooo:paragraph-rsid="001c5748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1f3cf4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224f07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57b30" officeooo:paragraph-rsid="002a1646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a1646" officeooo:paragraph-rsid="002a1646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257b30" officeooo:paragraph-rsid="002b4157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257b30" officeooo:paragraph-rsid="002d1985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257b30" officeooo:paragraph-rsid="002d601c" style:font-style-asian="italic" style:font-weight-asian="bold" style:font-style-complex="italic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257b30" officeooo:paragraph-rsid="002f94cb" style:font-style-asian="italic" style:font-weight-asian="bold" style:font-style-complex="italic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use-window-font-color="true" fo:font-style="italic" style:text-underline-style="none" fo:font-weight="bold" officeooo:rsid="00257b30" officeooo:paragraph-rsid="00309340" style:font-style-asian="italic" style:font-weight-asian="bold" style:font-style-complex="italic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b3227" officeooo:paragraph-rsid="002b3227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2d1985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2f94cb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2d1985" officeooo:paragraph-rsid="00309340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09340" officeooo:paragraph-rsid="00309340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09340" officeooo:paragraph-rsid="003130f0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fo:font-style="normal" style:text-underline-style="none" fo:font-weight="normal" officeooo:rsid="003130f0" officeooo:paragraph-rsid="003130f0" style:font-style-asian="normal" style:font-weight-asian="normal" style:font-style-complex="normal" style:font-weight-complex="normal"/>
    </style:style>
    <style:style style:name="T1" style:family="text">
      <style:text-properties officeooo:rsid="001bd6e9"/>
    </style:style>
    <style:style style:name="T2" style:family="text">
      <style:text-properties officeooo:rsid="001c574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c5748" style:font-weight-asian="bold" style:font-weight-complex="bold"/>
    </style:style>
    <style:style style:name="T5" style:family="text">
      <style:text-properties fo:font-weight="bold" officeooo:rsid="002eff08" style:font-weight-asian="bold" style:font-weight-complex="bold"/>
    </style:style>
    <style:style style:name="T6" style:family="text">
      <style:text-properties fo:font-weight="bold" officeooo:rsid="002f94cb" style:font-weight-asian="bold" style:font-weight-complex="bold"/>
    </style:style>
    <style:style style:name="T7" style:family="text">
      <style:text-properties officeooo:rsid="001c9038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5748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d2be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3df7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49aee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e008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4cb4c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7b30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68952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77f71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1cd2be" style:font-style-asian="normal" style:font-weight-asian="bold" style:font-style-complex="normal" style:font-weight-complex="bold"/>
    </style:style>
    <style:style style:name="T19" style:family="text">
      <style:text-properties officeooo:rsid="001cd2be"/>
    </style:style>
    <style:style style:name="T20" style:family="text">
      <style:text-properties officeooo:rsid="001e0085"/>
    </style:style>
    <style:style style:name="T21" style:family="text">
      <style:text-properties officeooo:rsid="00209aed"/>
    </style:style>
    <style:style style:name="T22" style:family="text">
      <style:text-properties officeooo:rsid="00224f07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1e0085" style:font-style-asian="italic" style:font-style-complex="italic"/>
    </style:style>
    <style:style style:name="T25" style:family="text">
      <style:text-properties fo:font-style="italic" officeooo:rsid="00209aed" style:font-style-asian="italic" style:font-style-complex="italic"/>
    </style:style>
    <style:style style:name="T26" style:family="text">
      <style:text-properties fo:font-style="italic" officeooo:rsid="00224f07" style:font-style-asian="italic" style:font-style-complex="italic"/>
    </style:style>
    <style:style style:name="T27" style:family="text">
      <style:text-properties officeooo:rsid="00277f71"/>
    </style:style>
    <style:style style:name="T28" style:family="text">
      <style:text-properties fo:color="#800000"/>
    </style:style>
    <style:style style:name="T29" style:family="text">
      <style:text-properties officeooo:rsid="002d1985"/>
    </style:style>
    <style:style style:name="T30" style:family="text">
      <style:text-properties officeooo:rsid="002eff08"/>
    </style:style>
    <style:style style:name="T31" style:family="text">
      <style:text-properties officeooo:rsid="002f94c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Xibelly Eliseth Mosquera Escobar </text:p>
      <text:p text:style-name="P8">CC 1035428318 </text:p>
      <text:p text:style-name="P5">Solución <text:span text:style-name="T1">Tarea 4</text:span></text:p>
      <text:p text:style-name="P5"/>
      <text:p text:style-name="P5"/>
      <text:p text:style-name="P6">Diseño y análisis de requisitos </text:p>
      <text:p text:style-name="P1">De manera general se abordará el diseño de sofware necesario para llevar a cabo la solución de los </text:p>
      <text:p text:style-name="P1">problemas planteados. Para cada punto podemos establecer las necesidades y los requisitos. </text:p>
      <text:p text:style-name="P1"/>
      <text:p text:style-name="P9">Punto 1) </text:p>
      <text:p text:style-name="P23"><text:span text:style-name="T2">-En primer lugar necesitamos muestrear la función -f(x) = x*sin(x)- para luego interpolarla en puntos igualmente espaciados con frecuencia de 0.01. Para la interpolación haremos uso de los diferentes tipos de interpolación establecidos en GSL, creando una función para cada <text:s/>caso e imprimiendo en disco los resultados obtenidos.</text:span></text:p>
      <text:p text:style-name="P23"/>
      <text:p text:style-name="P23"><text:span text:style-name="T2"><text:s/>-Para calcular la diferencia cuadrática media (</text:span><text:span text:style-name="T4">dms</text:span><text:span text:style-name="T2">), necesitamos comparar los datos que corresponden al muestreo de la función original con los datos interpolados. Para ello cargamos los datos interpolados y generamos un nuevo muestreo de la función con igual número de puntos que tienen los datos interpolados, talque por <text:s/>medio de una función diseñada para calcular la diferencia cuadrática se pasen dicho conjunto de datos y se retorne el valor que corresponde a la diferencia cuadrática entre estos. Dicho valor de la dms será impreso en pantalla talque el usuario pueda observar directamente que método entregar el menor dms y concluya cual es el mejor.</text:span></text:p>
      <text:p text:style-name="P23"/>
      <text:p text:style-name="P23">-<text:span text:style-name="T2">A modo de prueba se realizan gráficas que ilustran la diferencia entre el primer muestreo y los diferentes métodos de interpolación, además se realizan gráficas individuales del segundo muestreo con cada uno de los métodos usados para interpolar.</text:span></text:p>
      <text:p text:style-name="P23"/>
      <text:p text:style-name="P10">Punto <text:span text:style-name="T7">2</text:span>) </text:p>
      <text:p text:style-name="P2"><text:span text:style-name="T9">-Necesitamos generar 1000 números aleatorios uniformemente distribuidos entre el valor mínimo y máximo -</text:span><text:span text:style-name="T18">xmin</text:span><text:span text:style-name="T10"> y </text:span><text:span text:style-name="T18">xmax</text:span><text:span text:style-name="T9">- de la función interpolada que presenta el menor dms. Para <text:s/></text:span><text:span text:style-name="T10">ello cargamos los datos interpolados que cumplen con la característica señalada, por medio de una estructura de datos y hacemos uso de “</text:span><text:span text:style-name="T18">gsl_sort_index</text:span><text:span text:style-name="T10">” para ordenar de manera creciente los datos y extraer los valores de xmin y xmax. Luego</text:span><text:span text:style-name="T9"> hacemos uso de las diferentes <text:s/>tipos de generación de números aleatorios disponibles en GSL, </text:span><text:span text:style-name="T10">creando una función para cada caso e imprimimos en disco aquellos números <text:s/>que se encuentren en el rango de</text:span><text:span text:style-name="T18"> xmin</text:span><text:span text:style-name="T10"> y </text:span><text:span text:style-name="T18">xmax.</text:span></text:p>
      <text:p text:style-name="P14"/>
      <text:p text:style-name="P11"><text:span text:style-name="T19">Punto 3) </text:span></text:p>
      <text:p text:style-name="P24">-<text:span text:style-name="T20">Necesitamos integrar la función original entre (0,2 *M_PI) por medio de cuadraturas adaptativas usando <text:s/>Gauss-Konrod. Para ello cargamos de nuevo los datos interpolados que presenten el menor dms, esto se hace a través de una estructura de datos y luego usamos la librería de integración disponible en GSL “</text:span><text:span text:style-name="T24">gsl_integration</text:span><text:span text:style-name="T20">” donde se usa especificamente -</text:span><text:span text:style-name="T24">gsl_integration_qags</text:span><text:span text:style-name="T20">-. A manera de prueba se compara el valor análitico de la integración <text:s/>con el valor numérico obtenido y se calcula el error entre estos.</text:span></text:p>
      <text:p text:style-name="P24"/>
      <text:p text:style-name="P15"><text:span text:style-name="T19">Punto 4) </text:span></text:p>
      <text:p text:style-name="P25">-<text:span text:style-name="T21">Necesitamos cargar de nuevo los datos interpolados con el menor valor de dms y se les suma un ruido gaussiano. Luego debemos ajustar este nuevo conjunto de datos con la siguiente función g(x) = a*x+sin(b*x). Para llevar a cabo este punto se diseña una programa que carga los datos interpolados y se les suma un ruido gaussiano, haciendo uso de la siguiente función definida en GSL “gsl_randist” </text:span><text:soft-page-break/><text:span text:style-name="T21">más precisamente <text:s/>-</text:span><text:span text:style-name="T25">gsl_ran_poisson-, </text:span><text:span text:style-name="T22">luego se imprime en disco. Posteriormente para el ajuste se crea un nuevo programa que leerá dicho conjunto de datos y usará “</text:span><text:span text:style-name="T26">gsl_multifit_nlin</text:span><text:span text:style-name="T22">” para efetuar el ajuste no lineal y estimar los valores de</text:span><text:span text:style-name="T26"> a </text:span><text:span text:style-name="T22">y </text:span><text:span text:style-name="T26">b</text:span><text:span text:style-name="T22"> que mejor describen el modelo dado.</text:span></text:p>
      <text:p text:style-name="P25"/>
      <text:p text:style-name="P16"><text:span text:style-name="T19">Punto 5) </text:span></text:p>
      <text:p text:style-name="P17">-<text:span text:style-name="T11">Para calcular la transformada de fourier de la función definida en el punto 1) </text:span><text:span text:style-name="T12">necesitamos hacer un muestreo uniforme de la función en el dominio </text:span><text:span text:style-name="T13"><text:s/>(0,2 *M_PI) </text:span><text:span text:style-name="T12">con frecuencia 1, 0.5 y 0.1 y hacer uso de la libre fftw3. Para tal fin, se </text:span><text:span text:style-name="T14">efectúa el muestreo en cada caso y los datos son almacenados en un estructura talque estos son </text:span><text:span text:style-name="T15">luego </text:span><text:span text:style-name="T14">cargados </text:span><text:span text:style-name="T15">a</text:span><text:span text:style-name="T14"> un vector tipo fftw_complex </text:span><text:span text:style-name="T15">que es pasado</text:span><text:span text:style-name="T14"> directamente a la función que calcula </text:span><text:span text:style-name="T15">la</text:span><text:span text:style-name="T14"> DFT -Discrete Fourier Transform- </text:span><text:span text:style-name="T15">y nos retorna los datos que corresponden al calculo de la transformada de fourier.</text:span></text:p>
      <text:p text:style-name="P17"/>
      <text:p text:style-name="P18"><text:span text:style-name="T15">N</text:span><text:span text:style-name="T8">ota: en ambos caso se imprime en disco, tanto el muestreo como el calculo de la DFT.</text:span></text:p>
      <text:p text:style-name="P17"/>
      <text:p text:style-name="P19"><text:span text:style-name="T8">A manera de prueba se calcula además de IDFT -</text:span><text:span text:style-name="T16">Inverse </text:span><text:span text:style-name="T14">Discrete Fourier Transform</text:span><text:span text:style-name="T8">- </text:span><text:span text:style-name="T16">de los datos obtenidos de hacer la DFT talque se pueda comprobar que en efecto el cálculo de la la transformada este bien realizado. </text:span><text:span text:style-name="T17">Para ello se realizan gráficas comparativas entre el muestreo y la IDFT y gráficas correspondientes al calculo de la DFT.</text:span></text:p>
      <text:p text:style-name="P19"/>
      <text:p text:style-name="P20"><text:span text:style-name="T27">Respuesta</text:span></text:p>
      <text:p text:style-name="P20"/>
      <text:p text:style-name="P21"><text:span text:style-name="T19">Punto 1)</text:span></text:p>
      <text:p text:style-name="P21"/>
      <text:p text:style-name="P26"><text:span text:style-name="T19">THE DIFERENCE MEAN SQUARE OF inter_lineal.dat IS: 0.320424</text:span></text:p>
      <text:p text:style-name="P26"/>
      <text:p text:style-name="P27">THE DIFERENCE MEAN SQUARE OF inter_poly.dat IS: 0.334178</text:p>
      <text:p text:style-name="P27"/>
      <text:p text:style-name="P27">THE DIFERENCE MEAN SQUARE OF inter_cspline.dat IS: 0.332490</text:p>
      <text:p text:style-name="P27"/>
      <text:p text:style-name="P28">THE DIFERENCE MEAN SQUARE OF inter_cspline_per.dat IS: 0.321951</text:p>
      <text:p text:style-name="P28"/>
      <text:p text:style-name="P28">THE DIFERENCE MEAN SQUARE OF inter_akima.dat IS: 0.334841</text:p>
      <text:p text:style-name="P28"/>
      <text:p text:style-name="P28">THE DIFERENCE MEAN SQUARE OF inter_akima_per.dat IS: <text:span text:style-name="T28">0.317622</text:span></text:p>
      <text:p text:style-name="P28"/>
      <text:p text:style-name="P22"><text:span text:style-name="T19">Punto 3)</text:span></text:p>
      <text:p text:style-name="P22"/>
      <text:p text:style-name="P34">result <text:s text:c="9"/>= -11.685656529851810248</text:p>
      <text:p text:style-name="P34">exact result <text:s text:c="3"/>= -6.283199999999999896</text:p>
      <text:p text:style-name="P34">estimated error = <text:s/>0.000000000000129737</text:p>
      <text:p text:style-name="P34">actual error <text:s text:c="3"/>= -5.402456529851810352</text:p>
      <text:p text:style-name="P34">intervals <text:s text:c="6"/>= 1</text:p>
      <text:p text:style-name="P34"/>
      <text:p text:style-name="P29"><text:span text:style-name="T19">Punto 4)</text:span></text:p>
      <text:p text:style-name="P29"/>
      <text:p text:style-name="P29"/>
      <text:p text:style-name="P29"/>
      <text:p text:style-name="P29"/>
      <text:p text:style-name="P29"/>
      <text:p text:style-name="P12"><text:soft-page-break/>Diseño del <text:span text:style-name="T29">sistema</text:span></text:p>
      <text:p text:style-name="P12"/>
      <text:p text:style-name="P3">La solución a los problemas enunciados anteriormente se realiza en el lenguaje de programación C con </text:p>
      <text:p text:style-name="P3">un código modular el cual hace uso de librerías de GSL.</text:p>
      <text:p text:style-name="P7"/>
      <text:p text:style-name="P30"><text:span text:style-name="T19">Punto 1) </text:span></text:p>
      <text:p text:style-name="P35">El programa principal se llama<text:span text:style-name="T3"> Interpolacion.c </text:span>el cual lhace llamados a<text:span text:style-name="T3"> gsl_spline.</text:span></text:p>
      <text:p text:style-name="P35"/>
      <text:p text:style-name="P30"><text:span text:style-name="T19">Punto 2) </text:span></text:p>
      <text:p text:style-name="P35">El programa principal se llama <text:span text:style-name="T3">numeros_aleatorios.c, </text:span>dicho programa llama a <text:span text:style-name="T3">input.c </text:span>-diseñado para cargar los datos de entrada- <text:s/>y a su vez hace llamados a<text:span text:style-name="T3"> gsl_rng, </text:span>para generar los números aleatorios <text:span text:style-name="T3"><text:s/></text:span>y<text:span text:style-name="T3"> gsl_sort, </text:span>para ordenar los datos <text:s/>cargados de forma creciente<text:span text:style-name="T3">.</text:span></text:p>
      <text:p text:style-name="P35"/>
      <text:p text:style-name="P31"><text:span text:style-name="T19">Punto 3)</text:span></text:p>
      <text:p text:style-name="P36">El programa principal se llama <text:span text:style-name="T5">Integracion.c</text:span><text:span text:style-name="T30"> </text:span>dicho programa llama a <text:span text:style-name="T3">input.c</text:span><text:span text:style-name="T30"> y a</text:span><text:span text:style-name="T5"> </text:span>su vez hace llamados a<text:span text:style-name="T3"> gsl_</text:span><text:span text:style-name="T5">integration</text:span><text:span text:style-name="T3">, </text:span><text:span text:style-name="T30">que se usa para cargar </text:span><text:span text:style-name="T5"><text:s/></text:span><text:span text:style-name="T24">gsl_integration_qags </text:span><text:span text:style-name="T30">y poder integrar la función interpolada.</text:span></text:p>
      <text:p text:style-name="P36"/>
      <text:p text:style-name="P32"><text:span text:style-name="T19">Punto 4)</text:span></text:p>
      <text:p text:style-name="P37">El programa principal se llama <text:span text:style-name="T6">ajust</text:span><text:span text:style-name="T5">.c</text:span><text:span text:style-name="T30"> </text:span>dicho programa <text:span text:style-name="T31">lee los datos que arroja el subprograma </text:span><text:span text:style-name="T6">gaussian_noise.c </text:span><text:span text:style-name="T31">-diseñado para cargar los datos de la interpolación con el menor dms y les suma un ruido gaussiano con varianza 0.5- y hace llamado a</text:span><text:span text:style-name="T6"> gsl_multifit_nlin</text:span><text:span text:style-name="T31">, que se usa para ajustar los datos al modelo dado.</text:span></text:p>
      <text:p text:style-name="P37"/>
      <text:p text:style-name="P33"><text:span text:style-name="T19">Punto 5)</text:span></text:p>
      <text:p text:style-name="P38">Hay programa tres programas<text:span text:style-name="T3"> Fourier_transforms.c, Fourier_transforms2.c <text:s/></text:span>y<text:span text:style-name="T3"> Fourier_transforms3.c </text:span>cada uno de los cuales resuelve los casos a), b) y c) respectivamente.</text:p>
      <text:p text:style-name="P38"/>
      <text:p text:style-name="P38"/>
      <text:p text:style-name="P13">Programas Gráficas </text:p>
      <text:p text:style-name="P4"/>
      <text:p text:style-name="P39">Para realizar cada gráfica se hace un script de gnuplot, esto son: </text:p>
      <text:p text:style-name="P39"/>
      <text:p text:style-name="P40"><text:s text:c="44"/></text:p>
      <text:p text:style-name="P40"><text:span text:style-name="T23">script_grafica_fourier_comparacion.gp <text:s/></text:span><text:s text:c="13"/>→ grafica el sampling de f(x) y la IDFT</text:p>
      <text:p text:style-name="P40"><text:span text:style-name="T23">script_grafica_fourier.gp </text:span><text:s text:c="36"/>→ grafica la DFT</text:p>
      <text:p text:style-name="P40"><text:span text:style-name="T23">script_grafica_interpolacion_comparacion.gp</text:span> <text:s/>→ grafica <text:s/>el sampling de f(x) y cada uno de los métodos de interpolción</text:p>
      <text:p text:style-name="P40"><text:span text:style-name="T23">script_grafica_interpolacion.gp <text:s text:c="4"/></text:span><text:s text:c="21"/>→ <text:s/>grafica <text:s/>el sampling de f(x) y uno de los métodos de interpol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20:42:32.918657210</meta:creation-date>
    <dc:date>2016-10-24T22:34:36.982117306</dc:date>
    <meta:editing-duration>PT1H49M21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3" meta:paragraph-count="55" meta:word-count="1035" meta:character-count="6721" meta:non-whitespace-character-count="5546"/>
  </office:meta>
</office:document-meta>
</file>